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66cc99" draw:fill="none" draw:fill-color="#ffffff" draw:auto-grow-height="true" draw:auto-grow-width="false" fo:max-height="0cm" fo:min-height="3.25cm"/>
    </style:style>
    <style:style style:name="gr6" style:family="graphic" style:parent-style-name="standard">
      <style:graphic-properties draw:stroke="none" svg:stroke-color="#66cc99" draw:fill="none" draw:fill-color="#ffffff" draw:auto-grow-height="true" draw:auto-grow-width="false" fo:max-height="0cm" fo:min-height="2.6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102cm" svg:stroke-color="#999999" draw:marker-start-width="0.352cm" draw:marker-end-width="0.352cm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.4cm" svg:height="7.791cm" svg:x="0.6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queue = </text:span><text:span text:style-name="T1">new</text:span><text:span text:style-name="T2"> </text:span><text:span text:style-name="T3">Queue</text:span><text:span text:style-name="T2">();</text:span></text:p>
            <text:p text:style-name="P1"><text:span text:style-name="T2"><text:s text:c="8"/></text:span><text:span text:style-name="T2">queue.Enqueue(1);</text:span></text:p>
            <text:p text:style-name="P1"><text:span text:style-name="T2"><text:s text:c="8"/></text:span><text:span text:style-name="T2">queue.Enqueue(2);</text:span></text:p>
            <text:p text:style-name="P1"><text:span text:style-name="T2"><text:s text:c="8"/></text:span><text:span text:style-name="T2">queue.Enqueue(3);</text:span></text:p>
            <text:p text:style-name="P1"><text:span text:style-name="T2"><text:s text:c="8"/></text:span><text:span text:style-name="T2">queue.Dequeue();</text:span></text:p>
            <text:p text:style-name="P1"><text:span text:style-name="T2"><text:s text:c="8"/></text:span><text:span text:style-name="T2">queue.Dequeue();</text:span></text:p>
            <text:p text:style-name="P1"><text:span text:style-name="T2"><text:s text:c="8"/></text:span><text:span text:style-name="T2">queue.Dequeue(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custom-shape draw:style-name="gr2" draw:text-style-name="P3" draw:layer="layout" svg:width="15.7cm" svg:height="14.3cm" svg:x="11.5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4cm" svg:height="0.4cm" draw:transform="rotate (-1.5707963267949) translate (2.7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9" draw:id="id9">
          <draw:custom-shape draw:style-name="gr4" draw:text-style-name="P3" draw:layer="layout" svg:width="2.8cm" svg:height="3.311cm" svg:x="12cm" svg:y="6.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8cm" svg:height="3.5cm" svg:x="12cm" svg:y="6.7cm">
            <draw:text-box>
              <text:p><text:span text:style-name="T4">Queue</text:span></text:p>
              <text:p><text:span text:style-name="T5"/></text:p>
              <text:p><text:span text:style-name="T5">head:</text:span></text:p>
              <text:p><text:span text:style-name="T5">tail:</text:span></text:p>
            </draw:text-box>
          </draw:frame>
        </draw:g>
        <draw:g xml:id="id2" draw:id="id2">
          <draw:custom-shape draw:style-name="gr4" draw:text-style-name="P3" draw:layer="layout" svg:width="2.8cm" svg:height="3.3cm" svg:x="15.6cm" svg:y="6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2.8cm" svg:height="3.095cm" svg:x="15.6cm" svg:y="6.7cm">
            <draw:text-box>
              <text:p><text:span text:style-name="T4">Item</text:span></text:p>
              <text:p><text:span text:style-name="T5"/></text:p>
              <text:p><text:span text:style-name="T5">Value: 1</text:span></text:p>
              <text:p><text:span text:style-name="T5">Next:</text:span></text:p>
            </draw:text-box>
          </draw:frame>
        </draw:g>
        <draw:custom-shape draw:style-name="gr7" draw:text-style-name="P3" xml:id="id1" draw:id="id1" draw:layer="layout" svg:width="0.6cm" svg:height="0.533cm" svg:x="13.9cm" svg:y="8.369cm">
          <text:p/>
          <draw:enhanced-geometry svg:viewBox="0 0 21600 21600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xml:id="id3" draw:id="id3" draw:layer="layout" svg:width="0.6cm" svg:height="0.533cm" svg:x="13.9cm" svg:y="9.067cm">
          <text:p/>
          <draw:enhanced-geometry svg:viewBox="0 0 21600 21600" draw:mirror-horizontal="false" draw:mirror-vertical="false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xml:id="id5" draw:id="id5" draw:layer="layout" svg:width="0.6cm" svg:height="0.533cm" svg:x="17.6cm" svg:y="9.07cm">
          <text:p/>
          <draw:enhanced-geometry svg:viewBox="0 0 21600 21600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3" xml:id="id11" draw:id="id11" draw:layer="layout" draw:line-skew="0.174cm" svg:x1="14.5cm" svg:y1="8.635cm" svg:x2="17cm" svg:y2="6.7cm" draw:start-shape="id1" draw:start-glue-point="1" draw:end-shape="id2" draw:end-glue-point="0" svg:d="m14500 8635h700v-2485h1800v550" svg:viewBox="0 0 2501 2486">
          <text:p/>
        </draw:connector>
        <draw:connector draw:style-name="gr8" draw:text-style-name="P3" xml:id="id12" draw:id="id12" draw:layer="layout" draw:line-skew="0.174cm" svg:x1="14.5cm" svg:y1="9.333cm" svg:x2="17cm" svg:y2="10cm" draw:start-shape="id3" draw:start-glue-point="1" draw:end-shape="id2" draw:end-glue-point="2" svg:d="m14500 9333h700v1217h1800v-550" svg:viewBox="0 0 2501 1218">
          <text:p/>
        </draw:connector>
        <draw:g xml:id="id4" draw:id="id4">
          <draw:custom-shape draw:style-name="gr4" draw:text-style-name="P3" draw:layer="layout" svg:width="2.8cm" svg:height="3.3cm" svg:x="19.6cm" svg:y="6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2.8cm" svg:height="3.095cm" svg:x="19.6cm" svg:y="6.7cm">
            <draw:text-box>
              <text:p><text:span text:style-name="T4">Item</text:span></text:p>
              <text:p><text:span text:style-name="T5"/></text:p>
              <text:p><text:span text:style-name="T5">Value: 2</text:span></text:p>
              <text:p><text:span text:style-name="T5">Next:</text:span></text:p>
            </draw:text-box>
          </draw:frame>
        </draw:g>
        <draw:g xml:id="id6" draw:id="id6">
          <draw:custom-shape draw:style-name="gr4" draw:text-style-name="P3" draw:layer="layout" svg:width="2.8cm" svg:height="3.3cm" svg:x="23.6cm" svg:y="6.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2.8cm" svg:height="3.095cm" svg:x="23.6cm" svg:y="6.7cm">
            <draw:text-box>
              <text:p><text:span text:style-name="T4">Item</text:span></text:p>
              <text:p><text:span text:style-name="T5"/></text:p>
              <text:p><text:span text:style-name="T5">Value: 3</text:span></text:p>
              <text:p><text:span text:style-name="T5">Next:</text:span></text:p>
            </draw:text-box>
          </draw:frame>
        </draw:g>
        <draw:custom-shape draw:style-name="gr7" draw:text-style-name="P3" xml:id="id7" draw:id="id7" draw:layer="layout" svg:width="0.6cm" svg:height="0.533cm" svg:x="21.6cm" svg:y="9.07cm">
          <text:p/>
          <draw:enhanced-geometry svg:viewBox="0 0 21600 21600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xml:id="id17" draw:id="id17" draw:layer="layout" svg:width="0.6cm" svg:height="0.533cm" svg:x="25.6cm" svg:y="9.07cm">
          <text:p/>
          <draw:enhanced-geometry svg:viewBox="0 0 21600 21600" draw:text-areas="0 ?f0 ?f5 ?f2" draw:type="right-arrow" draw:modifiers="9955.40765391015 4894.3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3" xml:id="id15" draw:id="id15" draw:layer="layout" draw:line-skew="-1.826cm" svg:x1="14.5cm" svg:y1="9.333cm" svg:x2="21cm" svg:y2="10cm" draw:start-shape="id3" draw:start-glue-point="1" draw:end-shape="id4" draw:end-glue-point="2" svg:d="m14500 9333h700v1217h5800v-550" svg:viewBox="0 0 6501 1218">
          <text:p/>
        </draw:connector>
        <draw:connector draw:style-name="gr8" draw:text-style-name="P3" xml:id="id14" draw:id="id14" draw:layer="layout" svg:x1="18.2cm" svg:y1="9.336cm" svg:x2="19.6cm" svg:y2="8.35cm" draw:start-shape="id5" draw:start-glue-point="1" draw:end-shape="id4" svg:d="m18200 9336h676v-986h724" svg:viewBox="0 0 1401 987">
          <text:p/>
        </draw:connector>
        <draw:connector draw:style-name="gr8" draw:text-style-name="P3" xml:id="id18" draw:id="id18" draw:layer="layout" draw:line-skew="-3.826cm" svg:x1="14.5cm" svg:y1="9.333cm" svg:x2="25cm" svg:y2="10cm" draw:start-shape="id3" draw:start-glue-point="1" draw:end-shape="id6" draw:end-glue-point="2" svg:d="m14500 9333h700v1217h9800v-550" svg:viewBox="0 0 10501 1218">
          <text:p/>
        </draw:connector>
        <draw:connector draw:style-name="gr8" draw:text-style-name="P3" xml:id="id19" draw:id="id19" draw:layer="layout" svg:x1="22.2cm" svg:y1="9.336cm" svg:x2="23.6cm" svg:y2="8.35cm" draw:start-shape="id7" draw:start-glue-point="1" draw:end-shape="id6" draw:end-glue-point="3" svg:d="m22200 9336h676v-986h724" svg:viewBox="0 0 1401 987">
          <text:p/>
        </draw:connector>
        <draw:connector draw:style-name="gr8" draw:text-style-name="P3" xml:id="id21" draw:id="id21" draw:layer="layout" draw:line-skew="-1.826cm -0.55cm" svg:x1="14.5cm" svg:y1="8.635cm" svg:x2="21cm" svg:y2="6.7cm" draw:start-shape="id1" draw:start-glue-point="1" draw:end-shape="id4" draw:end-glue-point="0" svg:d="m14500 8635h700v-3035h5800v1100" svg:viewBox="0 0 6501 3036">
          <text:p/>
        </draw:connector>
        <draw:connector draw:style-name="gr8" draw:text-style-name="P3" xml:id="id23" draw:id="id23" draw:layer="layout" draw:line-skew="-3.826cm -1.35cm" svg:x1="14.5cm" svg:y1="8.635cm" svg:x2="25cm" svg:y2="6.7cm" draw:start-shape="id1" draw:start-glue-point="1" draw:end-shape="id6" draw:end-glue-point="0" svg:d="m14500 8635h700v-3835h9800v1900" svg:viewBox="0 0 10501 3836">
          <text:p/>
        </draw:connector>
        <draw:custom-shape draw:style-name="gr3" draw:text-style-name="P3" xml:id="id10" draw:id="id10" draw:layer="layout" svg:width="0.4cm" svg:height="0.4cm" draw:transform="rotate (-1.5707963267949) translate (2.7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13" draw:id="id13" draw:layer="layout" svg:width="0.4cm" svg:height="0.4cm" draw:transform="rotate (-1.5707963267949) translate (2.7cm 4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16" draw:id="id16" draw:layer="layout" svg:width="0.4cm" svg:height="0.4cm" draw:transform="rotate (-1.5707963267949) translate (2.7cm 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0" draw:id="id20" draw:layer="layout" svg:width="0.4cm" svg:height="0.4cm" draw:transform="rotate (-1.5707963267949) translate (2.7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2" draw:id="id22" draw:layer="layout" svg:width="0.4cm" svg:height="0.4cm" draw:transform="rotate (-1.5707963267949) translate (2.7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4" draw:id="id24" draw:layer="layout" svg:width="0.4cm" svg:height="0.4cm" draw:transform="rotate (-1.5707963267949) translate (2.7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10T13:02:01.99</dc:date>
    <meta:editing-duration>PT9H17M8S</meta:editing-duration>
    <meta:editing-cycles>90</meta:editing-cycles>
    <meta:generator>LibreOffice/4.0.4.2$Windows_x86 LibreOffice_project/9e9821abd0ffdbc09cd8c52eaa574fa09eb08f2</meta:generator>
    <meta:document-statistic meta:object-count="61"/>
  </office:meta>
</office:document-meta>
</file>